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70e8" officeooo:paragraph-rsid="001470e8"/>
    </style:style>
    <style:style style:name="P2" style:family="paragraph" style:parent-style-name="Standard">
      <style:text-properties officeooo:rsid="0015117d" officeooo:paragraph-rsid="0015117d"/>
    </style:style>
    <style:style style:name="P3" style:family="paragraph" style:parent-style-name="Standard">
      <style:text-properties officeooo:rsid="0015117d" officeooo:paragraph-rsid="0016cd59"/>
    </style:style>
    <style:style style:name="P4" style:family="paragraph" style:parent-style-name="Standard">
      <style:text-properties officeooo:rsid="0015117d" officeooo:paragraph-rsid="001724b7"/>
    </style:style>
    <style:style style:name="P5" style:family="paragraph" style:parent-style-name="Standard">
      <style:text-properties style:text-underline-style="solid" style:text-underline-width="auto" style:text-underline-color="font-color" officeooo:rsid="0015117d" officeooo:paragraph-rsid="0015117d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16cd59" officeooo:paragraph-rsid="0016cd59" style:font-weight-asian="bold" style:font-weight-complex="bold"/>
    </style:style>
    <style:style style:name="P7" style:family="paragraph" style:parent-style-name="Standard">
      <style:text-properties style:text-underline-style="solid" style:text-underline-width="auto" style:text-underline-color="font-color" fo:font-weight="bold" officeooo:rsid="0015117d" officeooo:paragraph-rsid="0015117d" style:font-weight-asian="bold" style:font-weight-complex="bold"/>
    </style:style>
    <style:style style:name="P8" style:family="paragraph" style:parent-style-name="Standard">
      <style:text-properties style:text-underline-style="solid" style:text-underline-width="auto" style:text-underline-color="font-color" fo:font-weight="bold" officeooo:rsid="001470e8" officeooo:paragraph-rsid="001470e8" style:font-weight-asian="bold" style:font-weight-complex="bold"/>
    </style:style>
    <style:style style:name="P9" style:family="paragraph" style:parent-style-name="Standard">
      <style:text-properties officeooo:rsid="0016cd59" officeooo:paragraph-rsid="0016cd59"/>
    </style:style>
    <style:style style:name="P10" style:family="paragraph" style:parent-style-name="Standard">
      <style:text-properties fo:font-style="normal" style:text-underline-style="solid" style:text-underline-width="auto" style:text-underline-color="font-color" fo:font-weight="bold" officeooo:rsid="0015117d" officeooo:paragraph-rsid="0016cd59" style:font-style-asian="normal" style:font-weight-asian="bold" style:font-style-complex="normal" style:font-weight-complex="bold"/>
    </style:style>
    <style:style style:name="P11" style:family="paragraph" style:parent-style-name="Standard">
      <style:text-properties style:text-underline-style="none" fo:font-weight="bold" officeooo:rsid="0015117d" officeooo:paragraph-rsid="0015117d" style:font-weight-asian="bold" style:font-weight-complex="bold"/>
    </style:style>
    <style:style style:name="T1" style:family="text">
      <style:text-properties officeooo:rsid="0015117d"/>
    </style:style>
    <style:style style:name="T2" style:family="text">
      <style:text-properties officeooo:rsid="0016cd5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Background:</text:p>
      <text:p text:style-name="P5"/>
      <text:p text:style-name="P4"><text:tab/>A felhasználó szeretne közösségi oldalon követni a céget, illetve értesülni a hírekről. <text:line-break/><text:tab/>Az ”ABOUT” oldalról próbál hivatkozást szerezni.</text:p>
      <text:p text:style-name="P1"/>
      <text:p text:style-name="P1"/>
      <text:p text:style-name="P8">Summary:</text:p>
      <text:p text:style-name="P1"/>
      <text:p text:style-name="P1"><text:tab/><text:span text:style-name="T1">Hibás hivatkozás az <text:s/>”ABOUT” oldalról.</text:span></text:p>
      <text:p text:style-name="P1"/>
      <text:p text:style-name="P7">Description:</text:p>
      <text:p text:style-name="P2"/>
      <text:p text:style-name="P2"><text:tab/>-a felhasználó megnyitja a kezdőoldalt.</text:p>
      <text:p text:style-name="P2"><text:tab/>- felső nav bárból <text:s/>az ABOUT fülre kattint.</text:p>
      <text:p text:style-name="P2"><text:tab/>- leteker a lap aljára </text:p>
      <text:p text:style-name="P2"><text:tab/>- rákattint az instagram <text:span text:style-name="T2">hivatkozásra</text:span>.</text:p>
      <text:p text:style-name="P2"/>
      <text:p text:style-name="P10"><text:span text:style-name="T2">Jelenlegi működés:</text:span></text:p>
      <text:p text:style-name="P3"><text:tab/> <text:s/>-<text:span text:style-name="T2">a kattintás után a cég facebook oldalára navigálunk</text:span></text:p>
      <text:p text:style-name="P3"/>
      <text:p text:style-name="P6">Kívánt eljárás</text:p>
      <text:p text:style-name="P9"><text:tab/>- a cég Instagramm oldalára navigáljon a User</text:p>
      <text:p text:style-name="P9"><text:s/></text:p>
      <text:p text:style-name="P6">Node:</text:p>
      <text:p text:style-name="P2"><text:tab/>-<text:span text:style-name="T2">tesz során kiderült, hogy a Facebook hivatkozás az Instagramm oldalra navigál. </text:span></text:p>
      <text:p text:style-name="P2"><text:tab/><text:span text:style-name="T2">Fel van cserélve a kettő hivatkozás, illetve ’a’-tag.</text:span><text:tab/>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u" fo:country="H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2-18T21:36:01.217000000</meta:creation-date>
    <dc:date>2022-12-18T22:09:10.172000000</dc:date>
    <meta:editing-duration>PT12M48S</meta:editing-duration>
    <meta:editing-cycles>2</meta:editing-cycles>
    <meta:generator>LibreOffice/7.3.5.2$Windows_X86_64 LibreOffice_project/184fe81b8c8c30d8b5082578aee2fed2ea847c01</meta:generator>
    <meta:document-statistic meta:table-count="0" meta:image-count="0" meta:object-count="0" meta:page-count="1" meta:paragraph-count="17" meta:word-count="89" meta:character-count="632" meta:non-whitespace-character-count="538"/>
  </office:meta>
</office:document-meta>
</file>